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Βασικό" style:master-page-name="MP0" style:family="paragraph">
      <style:paragraph-properties fo:break-before="page"/>
    </style:style>
    <style:style style:name="T2" style:parent-style-name="Προεπιλεγμένηγραμματοσειρά" style:family="text">
      <style:text-properties fo:font-size="12pt" style:font-size-asian="12pt" style:font-size-complex="12pt"/>
    </style:style>
    <style:style style:name="T3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4" style:parent-style-name="Προεπιλεγμένηγραμματοσειρά" style:family="text">
      <style:text-properties fo:font-size="12pt" style:font-size-asian="12pt" style:font-size-complex="12pt"/>
    </style:style>
    <style:style style:name="T5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6" style:parent-style-name="Προεπιλεγμένηγραμματοσειρά" style:family="text">
      <style:text-properties fo:font-size="12pt" style:font-size-asian="12pt" style:font-size-complex="12pt"/>
    </style:style>
    <style:style style:name="T7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8" style:parent-style-name="Προεπιλεγμένηγραμματοσειρά" style:family="text">
      <style:text-properties fo:font-size="12pt" style:font-size-asian="12pt" style:font-size-complex="12pt"/>
    </style:style>
    <style:style style:name="T9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0" style:parent-style-name="Προεπιλεγμένηγραμματοσειρά" style:family="text">
      <style:text-properties fo:font-size="12pt" style:font-size-asian="12pt" style:font-size-complex="12pt"/>
    </style:style>
    <style:style style:name="T11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2" style:parent-style-name="Προεπιλεγμένηγραμματοσειρά" style:family="text">
      <style:text-properties fo:font-size="12pt" style:font-size-asian="12pt" style:font-size-complex="12pt"/>
    </style:style>
    <style:style style:name="T13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4" style:parent-style-name="Προεπιλεγμένηγραμματοσειρά" style:family="text">
      <style:text-properties fo:font-size="12pt" style:font-size-asian="12pt" style:font-size-complex="12pt"/>
    </style:style>
    <style:style style:name="T15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6" style:parent-style-name="Προεπιλεγμένηγραμματοσειρά" style:family="text">
      <style:text-properties fo:font-size="12pt" style:font-size-asian="12pt" style:font-size-complex="12pt"/>
    </style:style>
    <style:style style:name="T17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8" style:parent-style-name="Προεπιλεγμένηγραμματοσειρά" style:family="text">
      <style:text-properties fo:font-size="12pt" style:font-size-asian="12pt" style:font-size-complex="12pt"/>
    </style:style>
    <style:style style:name="T19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0" style:parent-style-name="Προεπιλεγμένηγραμματοσειρά" style:family="text">
      <style:text-properties fo:font-size="12pt" style:font-size-asian="12pt" style:font-size-complex="12pt"/>
    </style:style>
    <style:style style:name="T21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2" style:parent-style-name="Προεπιλεγμένηγραμματοσειρά" style:family="text">
      <style:text-properties fo:font-size="12pt" style:font-size-asian="12pt" style:font-size-complex="12pt"/>
    </style:style>
    <style:style style:name="T23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4" style:parent-style-name="Προεπιλεγμένηγραμματοσειρά" style:family="text">
      <style:text-properties fo:font-size="12pt" style:font-size-asian="12pt" style:font-size-complex="12pt"/>
    </style:style>
    <style:style style:name="T25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6" style:parent-style-name="Προεπιλεγμένηγραμματοσειρά" style:family="text">
      <style:text-properties fo:font-size="12pt" style:font-size-asian="12pt" style:font-size-complex="12pt"/>
    </style:style>
    <style:style style:name="T27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8" style:parent-style-name="Προεπιλεγμένηγραμματοσειρά" style:family="text">
      <style:text-properties fo:font-size="12pt" style:font-size-asian="12pt" style:font-size-complex="12pt"/>
    </style:style>
    <style:style style:name="T29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30" style:parent-style-name="Προεπιλεγμένηγραμματοσειρά" style:family="text">
      <style:text-properties fo:font-size="12pt" style:font-size-asian="12pt" style:font-size-complex="12pt"/>
    </style:style>
    <style:style style:name="T31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32" style:parent-style-name="Προεπιλεγμένηγραμματοσειρά" style:family="text">
      <style:text-properties fo:font-size="12pt" style:font-size-asian="12pt" style:font-size-complex="12pt"/>
    </style:style>
    <style:style style:name="T33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34" style:parent-style-name="Προεπιλεγμένηγραμματοσειρά" style:family="text">
      <style:text-properties fo:font-size="12pt" style:font-size-asian="12pt" style:font-size-complex="12pt"/>
    </style:style>
    <style:style style:name="T35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36" style:parent-style-name="Προεπιλεγμένηγραμματοσειρά" style:family="text">
      <style:text-properties fo:font-size="12pt" style:font-size-asian="12pt" style:font-size-complex="12pt"/>
    </style:style>
    <style:style style:name="T37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38" style:parent-style-name="Προεπιλεγμένηγραμματοσειρά" style:family="text">
      <style:text-properties fo:font-size="12pt" style:font-size-asian="12pt" style:font-size-complex="12pt"/>
    </style:style>
    <style:style style:name="T39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40" style:parent-style-name="Προεπιλεγμένηγραμματοσειρά" style:family="text">
      <style:text-properties fo:font-size="12pt" style:font-size-asian="12pt" style:font-size-complex="12pt"/>
    </style:style>
    <style:style style:name="T41" style:parent-style-name="Προεπιλεγμένηγραμματοσειρά" style:family="text">
      <style:text-properties fo:font-size="12pt" style:font-size-asian="12pt" style:font-size-complex="12pt"/>
    </style:style>
    <style:style style:name="T42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43" style:parent-style-name="Προεπιλεγμένηγραμματοσειρά" style:family="text">
      <style:text-properties fo:font-size="12pt" style:font-size-asian="12pt" style:font-size-complex="12pt"/>
    </style:style>
    <style:style style:name="T44" style:parent-style-name="Προεπιλεγμένηγραμματοσειρά" style:family="text">
      <style:text-properties fo:font-size="12pt" style:font-size-asian="12pt" style:font-size-complex="12pt"/>
    </style:style>
    <style:style style:name="T45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46" style:parent-style-name="Προεπιλεγμένηγραμματοσειρά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<text:span text:style-name="T2">Αρχικά ορίζουμε κάποιες μεταβλητές ώστε να μπορέσουν να αρχικοποιηθούν τα δεδομένα τα οποία έχουμε αποθηκευμένα στο αρχείο δηλώσεων. Στην αρχή της<text:s/></text:span><text:span text:style-name="T3">main</text:span><text:span text:style-name="T4"><text:s/>έχουμε βάλει έναν έλεγχο τιμών έτσι ώστε να ξέρουμε ότι τα δεδομένα που έχουν περάσει ως<text:s/></text:span><text:span text:style-name="T5">arguments</text:span><text:span text:style-name="T6"><text:s/>είναι αυτά που χρειαζόμαστε για να τρέξει το πρόγραμμα. Στην συνέχεια ορίζουμε τα<text:s/></text:span><text:span text:style-name="T7">threads</text:span><text:span text:style-name="T8"><text:s/>όπου το κάθε ένα χρησιμοποιείται για διαφορετικό λόγω (πακετάρισμα ,ψήσιμο κλπ.) και στο τέλος της<text:s/></text:span><text:span text:style-name="T9">main</text:span><text:span text:style-name="T10"><text:s/>κάνουμε<text:s/></text:span><text:span text:style-name="T11">print</text:span><text:span text:style-name="T12"><text:s/>τα στατιστικά στοιχεία που χρειάζονται. Ουσιαστικά όλο το πρόγραμμα τρέχει μέσα στην<text:s/></text:span><text:span text:style-name="T13">void</text:span><text:span text:style-name="T14"><text:s/>στην οποία αρχικοποιούμε για κάθε πελάτη τους χρόνους του που χρειαζόμαστε για τις μετρήσεις μας. Ελέγχουμε αν είναι ο πρώτος πελάτης έτσι ώστε να ξέρουμε αν θα περιμένει ή όχι και στην συνέχεια γίνεται η παραγγελία της πίτσας όπως έχει γραφτεί στην εκφώνηση. Χρησιμοποιούμε μία<text:s/></text:span><text:span text:style-name="T15">struct</text:span><text:span text:style-name="T16"><text:s/>μέθοδο έτσι ώστε να υπολογίζουμε τον χρόνο<text:s/></text:span><text:span text:style-name="T17">real</text:span><text:span text:style-name="T18"><text:s/></text:span><text:span text:style-name="T19">time</text:span><text:span text:style-name="T20"><text:s/>με την<text:s/></text:span><text:span text:style-name="T21">getElapsedTime</text:span><text:span text:style-name="T22">(). Κάθε φορά που υπάρχει<text:s/></text:span><text:span text:style-name="T23">sleep</text:span><text:span text:style-name="T24"><text:s/>στον κώδικα έχουμε προσθέσει το<text:s/></text:span><text:span text:style-name="T25">pthread</text:span><text:span text:style-name="T26">_</text:span><text:span text:style-name="T27">mutex</text:span><text:span text:style-name="T28">_</text:span><text:span text:style-name="T29">unlock</text:span><text:span text:style-name="T30"><text:s/>και το<text:s/></text:span><text:span text:style-name="T31">pthread</text:span><text:span text:style-name="T32">_</text:span><text:span text:style-name="T33">mutex</text:span><text:span text:style-name="T34">_</text:span><text:span text:style-name="T35">lock</text:span><text:span text:style-name="T36"><text:s/>έτσι ώστε την ώρα που γίνεται<text:s/></text:span><text:span text:style-name="T37">sleep</text:span><text:span text:style-name="T38"><text:s/>σε ένα νήμα τα υπόλοιπα νήματα να μπορούν να λειτουργήσουν κανονικά χωρίς να περιμένουν κι αυτά το<text:s/></text:span><text:span text:style-name="T39">sleep</text:span><text:span text:style-name="T40">.</text:span><text:span text:style-name="T41"><text:s/>Επίσης μέσα στην<text:s/></text:span><text:span text:style-name="T42">void</text:span><text:span text:style-name="T43"><text:s/>όταν μία παραγγελία ετοιμάζεται εμφανίζεται το κατάλληλο μήνυμα, όπως επίσης και όταν μία παραγγελία παραδίδεται</text:span><text:span text:style-name="T44">. Επίσης έχουμε προσθέσει ότι έλεγχο χρειάζεται ώστε αν δεν έχουμε το κατάλληλο προσωπικό η αντίστοιχη διεργασία να γίνεται<text:s/></text:span><text:span text:style-name="T45">wait</text:span><text:span text:style-name="T46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VANGELOS NTAGKAS</meta:initial-creator>
    <dc:creator>EVANGELOS NTAGKAS</dc:creator>
    <meta:creation-date>2023-06-13T14:29:00Z</meta:creation-date>
    <dc:date>2023-06-13T14:46:00Z</dc:date>
    <meta:template xlink:href="Normal" xlink:type="simple"/>
    <meta:editing-cycles>1</meta:editing-cycles>
    <meta:editing-duration>PT1020S</meta:editing-duration>
    <meta:document-statistic meta:page-count="1" meta:paragraph-count="2" meta:word-count="222" meta:character-count="1424" meta:row-count="10" meta:non-whitespace-character-count="1204"/>
  </office:meta>
</office:document-meta>
</file>